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eee" officeooo:paragraph-rsid="0019ceee"/>
    </style:style>
    <style:style style:name="P2" style:family="paragraph" style:parent-style-name="Standard">
      <style:text-properties officeooo:rsid="0028baf4" officeooo:paragraph-rsid="0028baf4"/>
    </style:style>
    <style:style style:name="P3" style:family="paragraph" style:parent-style-name="Standard">
      <style:text-properties officeooo:rsid="003fe6cf" officeooo:paragraph-rsid="003fe6cf"/>
    </style:style>
    <style:style style:name="P4" style:family="paragraph" style:parent-style-name="Standard">
      <style:text-properties officeooo:rsid="0063b42f" officeooo:paragraph-rsid="0063b42f"/>
    </style:style>
    <style:style style:name="T1" style:family="text">
      <style:text-properties officeooo:rsid="001b198f"/>
    </style:style>
    <style:style style:name="T2" style:family="text">
      <style:text-properties officeooo:rsid="001b1d4b"/>
    </style:style>
    <style:style style:name="T3" style:family="text">
      <style:text-properties officeooo:rsid="001bb58f"/>
    </style:style>
    <style:style style:name="T4" style:family="text">
      <style:text-properties officeooo:rsid="001c07a1"/>
    </style:style>
    <style:style style:name="T5" style:family="text">
      <style:text-properties officeooo:rsid="001dcf2e"/>
    </style:style>
    <style:style style:name="T6" style:family="text">
      <style:text-properties officeooo:rsid="001de3d4"/>
    </style:style>
    <style:style style:name="T7" style:family="text">
      <style:text-properties officeooo:rsid="001f5488"/>
    </style:style>
    <style:style style:name="T8" style:family="text">
      <style:text-properties officeooo:rsid="0020fc7e"/>
    </style:style>
    <style:style style:name="T9" style:family="text">
      <style:text-properties officeooo:rsid="00212399"/>
    </style:style>
    <style:style style:name="T10" style:family="text">
      <style:text-properties officeooo:rsid="0022ca37"/>
    </style:style>
    <style:style style:name="T11" style:family="text">
      <style:text-properties officeooo:rsid="00240a61"/>
    </style:style>
    <style:style style:name="T12" style:family="text">
      <style:text-properties officeooo:rsid="0024517a"/>
    </style:style>
    <style:style style:name="T13" style:family="text">
      <style:text-properties officeooo:rsid="00261254"/>
    </style:style>
    <style:style style:name="T14" style:family="text">
      <style:text-properties officeooo:rsid="0027de98"/>
    </style:style>
    <style:style style:name="T15" style:family="text">
      <style:text-properties officeooo:rsid="0028e6d5"/>
    </style:style>
    <style:style style:name="T16" style:family="text">
      <style:text-properties officeooo:rsid="00294e2c"/>
    </style:style>
    <style:style style:name="T17" style:family="text">
      <style:text-properties officeooo:rsid="0029f1b5"/>
    </style:style>
    <style:style style:name="T18" style:family="text">
      <style:text-properties officeooo:rsid="002a06e5"/>
    </style:style>
    <style:style style:name="T19" style:family="text">
      <style:text-properties officeooo:rsid="002b4968"/>
    </style:style>
    <style:style style:name="T20" style:family="text">
      <style:text-properties officeooo:rsid="002c33a5"/>
    </style:style>
    <style:style style:name="T21" style:family="text">
      <style:text-properties officeooo:rsid="002d7e76"/>
    </style:style>
    <style:style style:name="T22" style:family="text">
      <style:text-properties officeooo:rsid="002f7793"/>
    </style:style>
    <style:style style:name="T23" style:family="text">
      <style:text-properties officeooo:rsid="0030e9d6"/>
    </style:style>
    <style:style style:name="T24" style:family="text">
      <style:text-properties officeooo:rsid="0032d115"/>
    </style:style>
    <style:style style:name="T25" style:family="text">
      <style:text-properties officeooo:rsid="003348a6"/>
    </style:style>
    <style:style style:name="T26" style:family="text">
      <style:text-properties officeooo:rsid="00338753"/>
    </style:style>
    <style:style style:name="T27" style:family="text">
      <style:text-properties officeooo:rsid="003474f4"/>
    </style:style>
    <style:style style:name="T28" style:family="text">
      <style:text-properties officeooo:rsid="0034d2e5"/>
    </style:style>
    <style:style style:name="T29" style:family="text">
      <style:text-properties officeooo:rsid="003f5232"/>
    </style:style>
    <style:style style:name="T30" style:family="text">
      <style:text-properties officeooo:rsid="00365f42"/>
    </style:style>
    <style:style style:name="T31" style:family="text">
      <style:text-properties officeooo:rsid="00375131"/>
    </style:style>
    <style:style style:name="T32" style:family="text">
      <style:text-properties officeooo:rsid="0038109c"/>
    </style:style>
    <style:style style:name="T33" style:family="text">
      <style:text-properties officeooo:rsid="00385771"/>
    </style:style>
    <style:style style:name="T34" style:family="text">
      <style:text-properties officeooo:rsid="0038f14e"/>
    </style:style>
    <style:style style:name="T35" style:family="text">
      <style:text-properties officeooo:rsid="003990d1"/>
    </style:style>
    <style:style style:name="T36" style:family="text">
      <style:text-properties officeooo:rsid="003b67bf"/>
    </style:style>
    <style:style style:name="T37" style:family="text">
      <style:text-properties officeooo:rsid="003d1315"/>
    </style:style>
    <style:style style:name="T38" style:family="text">
      <style:text-properties officeooo:rsid="003d8210"/>
    </style:style>
    <style:style style:name="T39" style:family="text">
      <style:text-properties officeooo:rsid="003e378d"/>
    </style:style>
    <style:style style:name="T40" style:family="text">
      <style:text-properties officeooo:rsid="003f170f"/>
    </style:style>
    <style:style style:name="T41" style:family="text">
      <style:text-properties officeooo:rsid="004000a5"/>
    </style:style>
    <style:style style:name="T42" style:family="text">
      <style:text-properties officeooo:rsid="00407897"/>
    </style:style>
    <style:style style:name="T43" style:family="text">
      <style:text-properties officeooo:rsid="0043f21a"/>
    </style:style>
    <style:style style:name="T44" style:family="text">
      <style:text-properties officeooo:rsid="0041ec0a"/>
    </style:style>
    <style:style style:name="T45" style:family="text">
      <style:text-properties officeooo:rsid="0042deec"/>
    </style:style>
    <style:style style:name="T46" style:family="text">
      <style:text-properties officeooo:rsid="0043ce58"/>
    </style:style>
    <style:style style:name="T47" style:family="text">
      <style:text-properties officeooo:rsid="004464e9"/>
    </style:style>
    <style:style style:name="T48" style:family="text">
      <style:text-properties officeooo:rsid="00460946"/>
    </style:style>
    <style:style style:name="T49" style:family="text">
      <style:text-properties officeooo:rsid="0046835d"/>
    </style:style>
    <style:style style:name="T50" style:family="text">
      <style:text-properties officeooo:rsid="00480d40"/>
    </style:style>
    <style:style style:name="T51" style:family="text">
      <style:text-properties officeooo:rsid="0048737b"/>
    </style:style>
    <style:style style:name="T52" style:family="text">
      <style:text-properties officeooo:rsid="004a1400"/>
    </style:style>
    <style:style style:name="T53" style:family="text">
      <style:text-properties officeooo:rsid="004b5022"/>
    </style:style>
    <style:style style:name="T54" style:family="text">
      <style:text-properties officeooo:rsid="004c90ea"/>
    </style:style>
    <style:style style:name="T55" style:family="text">
      <style:text-properties officeooo:rsid="004de406"/>
    </style:style>
    <style:style style:name="T56" style:family="text">
      <style:text-properties officeooo:rsid="004fadec"/>
    </style:style>
    <style:style style:name="T57" style:family="text">
      <style:text-properties officeooo:rsid="004fbb1e"/>
    </style:style>
    <style:style style:name="T58" style:family="text">
      <style:text-properties officeooo:rsid="0051626a"/>
    </style:style>
    <style:style style:name="T59" style:family="text">
      <style:text-properties officeooo:rsid="0053598a"/>
    </style:style>
    <style:style style:name="T60" style:family="text">
      <style:text-properties officeooo:rsid="0053bdb7"/>
    </style:style>
    <style:style style:name="T61" style:family="text">
      <style:text-properties officeooo:rsid="0053f74c"/>
    </style:style>
    <style:style style:name="T62" style:family="text">
      <style:text-properties officeooo:rsid="0054e380"/>
    </style:style>
    <style:style style:name="T63" style:family="text">
      <style:text-properties officeooo:rsid="0056537b"/>
    </style:style>
    <style:style style:name="T64" style:family="text">
      <style:text-properties officeooo:rsid="0057ddfb"/>
    </style:style>
    <style:style style:name="T65" style:family="text">
      <style:text-properties officeooo:rsid="005b5f18"/>
    </style:style>
    <style:style style:name="T66" style:family="text">
      <style:text-properties officeooo:rsid="005c0a36"/>
    </style:style>
    <style:style style:name="T67" style:family="text">
      <style:text-properties officeooo:rsid="005d049e"/>
    </style:style>
    <style:style style:name="T68" style:family="text">
      <style:text-properties officeooo:rsid="005d9e74"/>
    </style:style>
    <style:style style:name="T69" style:family="text">
      <style:text-properties officeooo:rsid="005f9225"/>
    </style:style>
    <style:style style:name="T70" style:family="text">
      <style:text-properties officeooo:rsid="005fdd62"/>
    </style:style>
    <style:style style:name="T71" style:family="text">
      <style:text-properties officeooo:rsid="0061f227"/>
    </style:style>
    <style:style style:name="T72" style:family="text">
      <style:text-properties officeooo:rsid="006563ed"/>
    </style:style>
    <style:style style:name="T73" style:family="text">
      <style:text-properties officeooo:rsid="00673bf4"/>
    </style:style>
    <style:style style:name="T74" style:family="text">
      <style:text-properties officeooo:rsid="006880a8"/>
    </style:style>
    <style:style style:name="T75" style:family="text">
      <style:text-properties officeooo:rsid="0069ca18"/>
    </style:style>
    <style:style style:name="T76" style:family="text">
      <style:text-properties officeooo:rsid="006a9f26"/>
    </style:style>
    <style:style style:name="T77" style:family="text">
      <style:text-properties officeooo:rsid="006af0ce"/>
    </style:style>
    <style:style style:name="T78" style:family="text">
      <style:text-properties officeooo:rsid="006c3269"/>
    </style:style>
    <style:style style:name="T79" style:family="text">
      <style:text-properties officeooo:rsid="006d8a42"/>
    </style:style>
    <style:style style:name="T80" style:family="text">
      <style:text-properties officeooo:rsid="006e4412"/>
    </style:style>
    <style:style style:name="T81" style:family="text">
      <style:text-properties officeooo:rsid="006f401f"/>
    </style:style>
    <style:style style:name="T82" style:family="text">
      <style:text-properties officeooo:rsid="007130b1"/>
    </style:style>
    <style:style style:name="T83" style:family="text">
      <style:text-properties officeooo:rsid="0071568a"/>
    </style:style>
    <style:style style:name="T84" style:family="text">
      <style:text-properties officeooo:rsid="0072b02d"/>
    </style:style>
    <style:style style:name="T85" style:family="text">
      <style:text-properties officeooo:rsid="00733010"/>
    </style:style>
    <style:style style:name="T86" style:family="text">
      <style:text-properties officeooo:rsid="00733c86"/>
    </style:style>
    <style:style style:name="T87" style:family="text">
      <style:text-properties officeooo:rsid="00741e55"/>
    </style:style>
    <style:style style:name="T88" style:family="text">
      <style:text-properties officeooo:rsid="0074ea67"/>
    </style:style>
    <style:style style:name="T89" style:family="text">
      <style:text-properties officeooo:rsid="00751612"/>
    </style:style>
    <style:style style:name="T90" style:family="text">
      <style:text-properties officeooo:rsid="0076a61b"/>
    </style:style>
    <style:style style:name="T91" style:family="text">
      <style:text-properties officeooo:rsid="007863a6"/>
    </style:style>
    <style:style style:name="T92" style:family="text">
      <style:text-properties officeooo:rsid="00792442"/>
    </style:style>
    <style:style style:name="T93" style:family="text">
      <style:text-properties officeooo:rsid="00794d15"/>
    </style:style>
    <style:style style:name="T94" style:family="text">
      <style:text-properties officeooo:rsid="007952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tion building, <text:span text:style-name="T1">order something </text:span><text:span text:style-name="T2">queue, </text:span><text:span text:style-name="T3">complete, </text:span><text:span text:style-name="T4">according to, </text:span><text:span text:style-name="T5">canteen, </text:span><text:span text:style-name="T6">sandwich, </text:span><text:span text:style-name="T7">carry, </text:span><text:span text:style-name="T8">complete a form, </text:span><text:span text:style-name="T9">course, </text:span><text:span text:style-name="T10">find out, fee, union make a note, </text:span><text:span text:style-name="T11">advise, </text:span><text:span text:style-name="T12">do a course, pay, paid, board, notice, </text:span><text:span text:style-name="T13">packed, </text:span><text:span text:style-name="T14">jam-packed</text:span></text:p>
      <text:p text:style-name="P1"/>
      <text:p text:style-name="P2">facility, <text:span text:style-name="T15">resident, resident student, </text:span><text:span text:style-name="T16">support, </text:span><text:span text:style-name="T17">depend on, </text:span><text:span text:style-name="T18">enroll, enrollment, </text:span><text:span text:style-name="T19">guarantee, </text:span><text:span text:style-name="T20">circumstance, </text:span><text:span text:style-name="T21">cheque, </text:span><text:span text:style-name="T22">account, </text:span><text:span text:style-name="T23">however, </text:span><text:span text:style-name="T24">eligible, </text:span><text:span text:style-name="T25">provide, confirm, last, </text:span><text:span text:style-name="T26">discretion, </text:span><text:span text:style-name="T27">particular, </text:span><text:span text:style-name="T28">documentation, in addition </text:span><text:span text:style-name="T29">to</text:span><text:span text:style-name="T28">, certificate, </text:span><text:span text:style-name="T30">actually, current, concession, concede, identity, </text:span><text:span text:style-name="T31">pay interest, </text:span><text:span text:style-name="T32">interest rate, </text:span><text:span text:style-name="T33">limit, </text:span><text:span text:style-name="T34">switch, </text:span><text:span text:style-name="T35">payable, </text:span><text:span text:style-name="T36">withdraw, cash machine, </text:span><text:span text:style-name="T37">overdraft, </text:span><text:span text:style-name="T38">permission, </text:span><text:span text:style-name="T39">interest-free, </text:span><text:span text:style-name="T40">branch,</text:span></text:p>
      <text:p text:style-name="P2"/>
      <text:p text:style-name="P3">can, <text:span text:style-name="T41">nail, </text:span><text:span text:style-name="T42">alumin</text:span><text:span text:style-name="T43">ium</text:span><text:span text:style-name="T42">, label, </text:span><text:span text:style-name="T44">pressure, </text:span><text:span text:style-name="T45">ounce, </text:span><text:span text:style-name="T46">weigh, </text:span><text:span text:style-name="T43">pound, </text:span><text:span text:style-name="T47">tyre, </text:span><text:span text:style-name="T48">paper clip, </text:span><text:span text:style-name="T49">clip, </text:span><text:span text:style-name="T50">aircraft, </text:span><text:span text:style-name="T51">nought, </text:span><text:span text:style-name="T52">square inch, </text:span><text:span text:style-name="T53">diagram, </text:span><text:span text:style-name="T54">tab, rim, </text:span><text:span text:style-name="T55">lid, </text:span><text:span text:style-name="T56">reflect, reflective, surface, </text:span><text:span text:style-name="T57">decorate, </text:span><text:span text:style-name="T58">withstand, </text:span><text:span text:style-name="T59">total, </text:span><text:span text:style-name="T60">suitable, </text:span><text:span text:style-name="T61">attractive, </text:span><text:span text:style-name="T62">base, bottom, resist, </text:span><text:span text:style-name="T63">internal, external, </text:span><text:span text:style-name="T64">several, edge, seal, </text:span><text:span text:style-name="T65">constitute, </text:span><text:span text:style-name="T66">pull, push, </text:span><text:span text:style-name="T67">include, </text:span><text:span text:style-name="T68">drop, </text:span><text:span text:style-name="T69">break off, </text:span><text:span text:style-name="T70">detach, attach, shadow, </text:span><text:span text:style-name="T71">shade,</text:span></text:p>
      <text:p text:style-name="P3"/>
      <text:p text:style-name="P3"/>
      <text:p text:style-name="P4">experience, psychologist, <text:span text:style-name="T72">purpose, goal, aim, </text:span><text:span text:style-name="T73">objective, </text:span><text:span text:style-name="T74">target, </text:span><text:span text:style-name="T75">spectator, </text:span><text:span text:style-name="T76">physiology, department, </text:span><text:span text:style-name="T77">taste, </text:span><text:span text:style-name="T78">feel free to do something, </text:span><text:span text:style-name="T79">blame, comparatively, </text:span><text:span text:style-name="T80">distinct, </text:span><text:span text:style-name="T81">strand, </text:span><text:span text:style-name="T82">recap, </text:span><text:span text:style-name="T83">athlete, </text:span><text:span text:style-name="T84">mental, </text:span><text:span text:style-name="T85">hand in hand, </text:span><text:span text:style-name="T86">management, issue, </text:span><text:span text:style-name="T87">marketing, </text:span><text:span text:style-name="T88">force, </text:span><text:span text:style-name="T89">entertain, </text:span><text:span text:style-name="T90">respond, </text:span><text:span text:style-name="T91">performance, </text:span><text:span text:style-name="T92">entertainment, </text:span><text:span text:style-name="T93">measure, measurement, </text:span><text:span text:style-name="T94">cell, cellular,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3T20:24:34.111704200</meta:creation-date>
    <dc:date>2026-02-03T20:49:53.762957100</dc:date>
    <meta:editing-duration>PT24M33S</meta:editing-duration>
    <meta:editing-cycles>101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4" meta:word-count="161" meta:character-count="1322" meta:non-whitespace-character-count="1164"/>
  </office:meta>
</office:document-meta>
</file>